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15cm" fo:min-width="5.5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017cm" fo:min-width="4.66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886cm" fo:min-width="4.2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017cm" fo:min-width="5.57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52cm" fo:min-width="3.612cm"/>
      <style:paragraph-properties style:writing-mode="lr-tb"/>
    </style:style>
    <style:style style:name="gr1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0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0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75cm" svg:height="3.365cm" svg:x="8.069cm" svg:y="6.453cm">
          <text:p text:style-name="P1">Animation</text:p>
          <text:p text:style-name="P1">QParall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61cm" svg:height="3.267cm" svg:x="4.867cm" svg:y="11.647cm">
          <text:p text:style-name="P1">HandAnim</text:p>
          <text:p text:style-name="P1">QSequentia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45cm" svg:height="3.136cm" svg:x="12.699cm" svg:y="11.68cm">
          <text:p text:style-name="P1">PropAnim</text:p>
          <text:p text:style-name="P1">QSequenti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61cm" svg:height="3.267cm" svg:x="1.536cm" svg:y="17.298cm">
          <text:p text:style-name="P1">HandDwellAnim</text:p>
          <text:p text:style-name="P1">Qparallel</text:p>
          <text:p text:style-name="P1"/>
          <text:p text:style-name="P1">transl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75cm" svg:height="3.267cm" svg:x="14.515cm" svg:y="21.065cm">
          <text:p text:style-name="P1">PropParabolicAnim</text:p>
          <text:p text:style-name="P1">Qparallel</text:p>
          <text:p text:style-name="P1"/>
          <text:p text:style-name="P1">Translation + rota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579cm" svg:y1="14.881cm" svg:x2="4.279cm" svg:y2="17.298cm">
          <text:p/>
        </draw:line>
        <draw:line draw:style-name="gr6" draw:text-style-name="P2" draw:layer="layout" svg:x1="11.008cm" svg:y1="9.851cm" svg:x2="8.722cm" svg:y2="11.68cm">
          <text:p/>
        </draw:line>
        <draw:line draw:style-name="gr7" draw:text-style-name="P2" draw:layer="layout" svg:x1="12.478cm" svg:y1="9.851cm" svg:x2="14.275cm" svg:y2="11.647cm">
          <text:p/>
        </draw:line>
        <draw:custom-shape draw:style-name="gr2" draw:text-style-name="P1" draw:layer="layout" svg:width="5.161cm" svg:height="3.267cm" svg:x="11.4cm" svg:y="17.167cm">
          <text:p text:style-name="P1">PropDwellAnim</text:p>
          <text:p text:style-name="P1">Qparallel</text:p>
          <text:p text:style-name="P1"/>
          <text:p text:style-name="P1">rotatio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312cm" svg:y1="20.564cm" svg:x2="4.312cm" svg:y2="22.459cm">
          <text:p/>
        </draw:line>
        <draw:custom-shape draw:style-name="gr9" draw:text-style-name="P1" draw:layer="layout" svg:width="5.814cm" svg:height="2.972cm" svg:x="1.667cm" svg:y="22.459cm">
          <text:p text:style-name="P1">Empty hand anim</text:p>
          <text:p text:style-name="P1">QPrope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4.307cm" svg:y1="14.881cm" svg:x2="13.785cm" svg:y2="17.2cm">
          <text:p/>
        </draw:line>
        <draw:line draw:style-name="gr11" draw:text-style-name="P2" draw:layer="layout" svg:x1="16.823cm" svg:y1="14.914cm" svg:x2="18.227cm" svg:y2="20.989cm">
          <text:p/>
        </draw:line>
        <draw:frame draw:style-name="gr12" draw:text-style-name="P3" draw:layer="layout" svg:width="3.463cm" svg:height="3.299cm" svg:x="6.663cm" svg:y="17.363cm">
          <draw:text-box>
            <text:p>Controle la dwell translation du prop</text:p>
          </draw:text-box>
        </draw:frame>
        <draw:frame draw:style-name="gr13" draw:text-style-name="P5" draw:layer="layout" svg:width="14.634cm" svg:height="3.332cm" svg:x="3.724cm" svg:y="1.731cm">
          <draw:text-box>
            <text:p text:style-name="P4"><text:span text:style-name="T1">Qjoepass Anim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08:23:41.486492611</meta:creation-date>
    <dc:date>2021-02-18T08:43:42.470026800</dc:date>
    <meta:editing-duration>PT9M10S</meta:editing-duration>
    <meta:editing-cycles>1</meta:editing-cycles>
    <meta:document-statistic meta:object-count="15"/>
    <meta:generator>LibreOffice/7.0.4.2$Linux_X86_64 LibreOffice_project/00$Build-2</meta:generator>
  </office:meta>
</office:document-meta>
</file>